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c3687" style:font-name="Segoe UI" fo:font-size="22pt" fo:font-weight="bold" officeooo:rsid="00008de8" officeooo:paragraph-rsid="00008de8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c3687" style:font-name="Segoe UI" fo:font-size="16pt" fo:font-weight="bold" officeooo:rsid="000153bf" officeooo:paragraph-rsid="000153b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c3687" style:font-name="Segoe UI" fo:font-size="12pt" fo:font-weight="normal" officeooo:rsid="000153bf" officeooo:paragraph-rsid="000153b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1c3687" style:font-name="Segoe UI" fo:font-size="12pt" fo:font-weight="normal" officeooo:rsid="000153bf" officeooo:paragraph-rsid="000153b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1c3687" style:font-name="Segoe UI" fo:font-size="12pt" fo:font-weight="normal" officeooo:rsid="00093296" officeooo:paragraph-rsid="000932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c3687" style:font-name="Segoe UI" fo:font-size="12pt" fo:font-weight="normal" officeooo:rsid="000ddcb7" officeooo:paragraph-rsid="000e7b8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c3687" style:font-name="Segoe UI" fo:font-size="12pt" fo:font-weight="normal" officeooo:rsid="000ddcb7" officeooo:paragraph-rsid="000ec05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1c3687" style:font-name="Segoe UI" fo:font-size="12pt" fo:font-weight="normal" officeooo:rsid="000ddcb7" officeooo:paragraph-rsid="000ec05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1c3687" style:font-name="Segoe UI" fo:font-size="12pt" fo:font-weight="normal" officeooo:rsid="000ddcb7" officeooo:paragraph-rsid="000ddcb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1c3687" style:font-name="Segoe UI" fo:font-size="12pt" fo:font-weight="normal" officeooo:rsid="0012e3b7" officeooo:paragraph-rsid="0012e3b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12e3b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1a4af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1dda0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1f5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2497de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27f01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28edc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2e44f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105af" officeooo:paragraph-rsid="000ec05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0ec05f" officeooo:paragraph-rsid="000ec05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105af" officeooo:paragraph-rsid="001105a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147b2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1a4af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1dda0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1f5c4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2497d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27f01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28edc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2e44f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15e81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1a4af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1dda0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1f5c4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2497d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27f01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28edc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2e44f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08c81a" officeooo:paragraph-rsid="000153b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Segoe UI" fo:font-size="12pt" fo:font-weight="normal" officeooo:rsid="00093296" officeooo:paragraph-rsid="0009329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0ddcb7" officeooo:paragraph-rsid="000ddcb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0ddcb7" officeooo:paragraph-rsid="000ec05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0ddcb7" officeooo:paragraph-rsid="0012e3b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Segoe UI" fo:font-size="12pt" fo:font-weight="normal" officeooo:rsid="000ddcb7" officeooo:paragraph-rsid="000ddcb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Segoe UI" fo:font-size="12pt" fo:font-weight="normal" officeooo:rsid="000ddcb7" officeooo:paragraph-rsid="000ec05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Segoe UI" fo:font-size="12pt" fo:font-weight="normal" officeooo:rsid="0012e3b7" officeooo:paragraph-rsid="0012e3b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17576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1a4af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1dda0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1f5c4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2497d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27f01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28edc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2e44f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47b2c" officeooo:paragraph-rsid="001dda09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319775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3283d3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33c095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1c3687" style:font-name="Segoe UI" fo:font-size="12pt" fo:font-weight="bold" officeooo:rsid="0012e3b7" officeooo:paragraph-rsid="0036dd58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2e44f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31977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3283d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33c09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7576d" officeooo:paragraph-rsid="0036dd5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31977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3283d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33c09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47b2c" officeooo:paragraph-rsid="0036dd5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31977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3283d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33c09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15e81e" officeooo:paragraph-rsid="0036dd58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17b55"/>
    </style:style>
    <style:style style:name="T3" style:family="text">
      <style:text-properties fo:color="#000000" officeooo:rsid="0001ef86"/>
    </style:style>
    <style:style style:name="T4" style:family="text">
      <style:text-properties fo:color="#000000" officeooo:rsid="0003957b"/>
    </style:style>
    <style:style style:name="T5" style:family="text">
      <style:text-properties fo:color="#000000" officeooo:rsid="00059393"/>
    </style:style>
    <style:style style:name="T6" style:family="text">
      <style:text-properties fo:color="#000000" officeooo:rsid="00069f6b"/>
    </style:style>
    <style:style style:name="T7" style:family="text">
      <style:text-properties fo:color="#000000" officeooo:rsid="0007663a"/>
    </style:style>
    <style:style style:name="T8" style:family="text">
      <style:text-properties fo:color="#000000" officeooo:rsid="0008c81a"/>
    </style:style>
    <style:style style:name="T9" style:family="text">
      <style:text-properties fo:color="#000000" fo:font-weight="bold" officeooo:rsid="00093296" style:font-weight-asian="bold" style:font-weight-complex="bold"/>
    </style:style>
    <style:style style:name="T10" style:family="text">
      <style:text-properties fo:color="#000000" fo:font-weight="bold" officeooo:rsid="0007663a" style:font-weight-asian="bold" style:font-weight-complex="bold"/>
    </style:style>
    <style:style style:name="T11" style:family="text">
      <style:text-properties fo:color="#000000" fo:font-weight="bold" officeooo:rsid="001105af" style:font-weight-asian="bold" style:font-weight-complex="bold"/>
    </style:style>
    <style:style style:name="T12" style:family="text">
      <style:text-properties fo:color="#000000" officeooo:rsid="000a82fa"/>
    </style:style>
    <style:style style:name="T13" style:family="text">
      <style:text-properties fo:color="#000000" officeooo:rsid="000cf9ed"/>
    </style:style>
    <style:style style:name="T14" style:family="text">
      <style:text-properties fo:color="#000000" officeooo:rsid="000ddcb7"/>
    </style:style>
    <style:style style:name="T15" style:family="text">
      <style:text-properties fo:color="#000000" officeooo:rsid="000ec05f"/>
    </style:style>
    <style:style style:name="T16" style:family="text">
      <style:text-properties fo:color="#000000" officeooo:rsid="00147b2c"/>
    </style:style>
    <style:style style:name="T17" style:family="text">
      <style:text-properties fo:color="#000000" officeooo:rsid="0017576d"/>
    </style:style>
    <style:style style:name="T18" style:family="text">
      <style:text-properties fo:font-weight="bold" officeooo:rsid="00093296" style:font-weight-asian="bold" style:font-weight-complex="bold"/>
    </style:style>
    <style:style style:name="T19" style:family="text">
      <style:text-properties fo:font-weight="bold" officeooo:rsid="000b57d2" style:font-weight-asian="bold" style:font-weight-complex="bold"/>
    </style:style>
    <style:style style:name="T20" style:family="text">
      <style:text-properties fo:font-weight="bold" officeooo:rsid="000e7b82" style:font-weight-asian="bold" style:font-weight-complex="bold"/>
    </style:style>
    <style:style style:name="T21" style:family="text">
      <style:text-properties fo:font-weight="bold" officeooo:rsid="001105af" style:font-weight-asian="bold" style:font-weight-complex="bold"/>
    </style:style>
    <style:style style:name="T22" style:family="text">
      <style:text-properties officeooo:rsid="0012e3b7"/>
    </style:style>
    <style:style style:name="T23" style:family="text">
      <style:text-properties officeooo:rsid="00147b2c"/>
    </style:style>
    <style:style style:name="T24" style:family="text">
      <style:text-properties officeooo:rsid="001a4af5"/>
    </style:style>
    <style:style style:name="T25" style:family="text">
      <style:text-properties officeooo:rsid="001bef47"/>
    </style:style>
    <style:style style:name="T26" style:family="text">
      <style:text-properties officeooo:rsid="001dda09"/>
    </style:style>
    <style:style style:name="T27" style:family="text">
      <style:text-properties officeooo:rsid="001ed3e2"/>
    </style:style>
    <style:style style:name="T28" style:family="text">
      <style:text-properties officeooo:rsid="001ef863"/>
    </style:style>
    <style:style style:name="T29" style:family="text">
      <style:text-properties officeooo:rsid="002254ab"/>
    </style:style>
    <style:style style:name="T30" style:family="text">
      <style:text-properties officeooo:rsid="00260cd7"/>
    </style:style>
    <style:style style:name="T31" style:family="text">
      <style:text-properties officeooo:rsid="0027581b"/>
    </style:style>
    <style:style style:name="T32" style:family="text">
      <style:text-properties officeooo:rsid="0027f014"/>
    </style:style>
    <style:style style:name="T33" style:family="text">
      <style:text-properties officeooo:rsid="002874e8"/>
    </style:style>
    <style:style style:name="T34" style:family="text">
      <style:text-properties officeooo:rsid="0029c7f3"/>
    </style:style>
    <style:style style:name="T35" style:family="text">
      <style:text-properties officeooo:rsid="002b0ed7"/>
    </style:style>
    <style:style style:name="T36" style:family="text">
      <style:text-properties officeooo:rsid="002e44fd"/>
    </style:style>
    <style:style style:name="T37" style:family="text">
      <style:text-properties officeooo:rsid="00300392"/>
    </style:style>
    <style:style style:name="T38" style:family="text">
      <style:text-properties officeooo:rsid="00319775"/>
    </style:style>
    <style:style style:name="T39" style:family="text">
      <style:text-properties officeooo:rsid="003283d3"/>
    </style:style>
    <style:style style:name="T40" style:family="text">
      <style:text-properties officeooo:rsid="0033465e"/>
    </style:style>
    <style:style style:name="T41" style:family="text">
      <style:text-properties officeooo:rsid="0033c095"/>
    </style:style>
    <style:style style:name="T42" style:family="text">
      <style:text-properties officeooo:rsid="0035df5b"/>
    </style:style>
    <style:style style:name="T43" style:family="text">
      <style:text-properties officeooo:rsid="0036dd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</text:p>
      <text:p text:style-name="P2">Connexion GAMA-API Bluetooth</text:p>
      <text:p text:style-name="P2"/>
      <text:p text:style-name="P2"/>
      <text:p text:style-name="P4"><text:tab/><text:span text:style-name="T2">Pour commander les petites voitures, </text:span><text:span text:style-name="T3">nous utilisons </text:span><text:span text:style-name="T4">une API développée en python permettant de connecter les voitures via Bluetoot</text:span><text:span text:style-name="T5">h et leur donner des ordres. </text:span><text:span text:style-name="T6">Pour relier ce mécanisme avec </text:span><text:span text:style-name="T7">la simulation Gama, nous avons développé un plug-in pour Gama faisant le lien entre les deux mécanismes. </text:span></text:p>
      <text:p text:style-name="P4"><text:span text:style-name="T7"><text:tab/>Sous Gama, tout véhicule qui doit être commandé par Bluetooth doit </text:span><text:span text:style-name="T10">posséder le</text:span><text:span text:style-name="T7"> </text:span><text:span text:style-name="T10">talent <text:s/>“Bluetooth”</text:span><text:span text:style-name="T7">. Ce nouveau talent offre aux espèces une liste d’actions permettant de commander les véhicules. </text:span><text:span text:style-name="T8">Voici ci-dessous la liste des actions et les explications de chacunes d’entre elles.</text:span></text:p>
      <text:p text:style-name="P38"/>
      <text:p text:style-name="P3"><text:span text:style-name="T8"><text:tab/></text:span><text:span text:style-name="T18">connectCar(</text:span><text:span text:style-name="T9">int numeroCar</text:span><text:span text:style-name="T19">)</text:span></text:p>
      <text:p text:style-name="P39"/>
      <text:p text:style-name="P5"><text:span text:style-name="T1">Comme son nom l’indique, cette action permet de </text:span><text:span text:style-name="T12">connecter </text:span><text:span text:style-name="T13">un véhicule simulé à un véhicule modèle réduit </text:span><text:span text:style-name="T14">expérimenté en réel. </text:span></text:p>
      <text:p text:style-name="P40">Cette action prend en argument un entier correspondant à l’identifiant du véhicule simulé ce qui permet à l’API de savoir de quel véhicule on parle.</text:p>
      <text:p text:style-name="P9"><text:span text:style-name="T1">ConnectCar retourne 0 si tout s’est bien passé, </text:span><text:span text:style-name="T17">provoque </text:span><text:span text:style-name="T1">une python exception en cas d’erreur.</text:span></text:p>
      <text:p text:style-name="P43"/>
      <text:p text:style-name="P6"><text:span text:style-name="T1"><text:tab/></text:span><text:span text:style-name="T20">disconnect</text:span><text:span text:style-name="T18">Car(</text:span><text:span text:style-name="T9">int numeroCar</text:span><text:span text:style-name="T19">)</text:span></text:p>
      <text:p text:style-name="P43"><text:tab/></text:p>
      <text:p text:style-name="P20">DisconnectCar permet la déconnexion d’un véhicule simulé à un véhicule modèle réduit expérimenté en réel.</text:p>
      <text:p text:style-name="P41">Cette action prend en argument un entier correspondant à l’identifiant du véhicule simulé ce qui permet à l’API de savoir de quel véhicule on parle.</text:p>
      <text:p text:style-name="P8"><text:span text:style-name="T15">Disconnect</text:span><text:span text:style-name="T1">Car retourne 0 si tout s’est bien passé, </text:span><text:span text:style-name="T17">provoque</text:span><text:span text:style-name="T1"> une python exception en cas d’erreur.</text:span></text:p>
      <text:p text:style-name="P44"/>
      <text:p text:style-name="P7"><text:span text:style-name="T1"><text:tab/></text:span><text:span text:style-name="T21">moveForward(</text:span><text:span text:style-name="T11">int numeroCar</text:span><text:span text:style-name="T21">)</text:span></text:p>
      <text:p text:style-name="P19"/>
      <text:p text:style-name="P21">MoveForward ordonne à un <text:span text:style-name="T22">véhicule modèle réduit expérimenté en réel d’avancer tout droit dans sa direction.</text:span></text:p>
      <text:p text:style-name="P42">Cette action prend en argument un entier correspondant à l’identifiant du véhicule simulé ce qui permet à l’API de savoir de quel véhicule on parle.</text:p>
      <text:p text:style-name="P10"><text:span text:style-name="T1">MoveForward retourne 0 si tout s’est bien passé, </text:span><text:span text:style-name="T17">provoque</text:span><text:span text:style-name="T1"> une exception python en cas d’erreur.</text:span></text:p>
      <text:p text:style-name="P45"/>
      <text:p text:style-name="P45"><text:soft-page-break/></text:p>
      <text:p text:style-name="P11"><text:span text:style-name="T1"><text:tab/></text:span><text:span text:style-name="T23">moveBackward(</text:span><text:span text:style-name="T16">int numeroCar</text:span><text:span text:style-name="T23">)</text:span></text:p>
      <text:p text:style-name="P11"/>
      <text:p text:style-name="P22">MoveBackward ordonne à un véhicule modèle réduit expérimenté en réel de reculer tout droit dans sa direction.</text:p>
      <text:p text:style-name="P30">Cette action prend en argument un entier correspondant à l’identifiant du véhicule simulé ce qui permet à l’API de savoir de que véhicule on parle.</text:p>
      <text:p text:style-name="P46">MoveBackward retourne 0 si tout s’est bien passé, provoque une exception python en cas d’erreur.</text:p>
      <text:p text:style-name="P46"/>
      <text:p text:style-name="P12"><text:span text:style-name="T23"><text:tab/>forwardToLeft(</text:span><text:span text:style-name="T16">int numeroCar</text:span><text:span text:style-name="T23">)</text:span></text:p>
      <text:p text:style-name="P12"/>
      <text:p text:style-name="P23"><text:span text:style-name="T24">ForwardToLeft</text:span> ordonne à un véhicule modèle réduit expérimenté en réel de <text:span text:style-name="T24">tourner à gauche en avançant.</text:span></text:p>
      <text:p text:style-name="P31">Cette action prend en argument un entier correspondant à l’identifiant du véhicule simulé ce qui permet à l’API de savoir de que véhicule on parle.</text:p>
      <text:p text:style-name="P47"><text:span text:style-name="T25">ForwardToLeft</text:span> retourne 0 si tout s’est bien passé, provoque une exception python en cas d’erreur.</text:p>
      <text:p text:style-name="P47"/>
      <text:p text:style-name="P12"><text:span text:style-name="T23"><text:tab/>forwardToRight(</text:span><text:span text:style-name="T16">int numeroCar</text:span><text:span text:style-name="T23">)</text:span></text:p>
      <text:p text:style-name="P12"/>
      <text:p text:style-name="P23"><text:span text:style-name="T24">ForwardToRight </text:span>ordonne à un véhicule modèle réduit expérimenté en réel de <text:span text:style-name="T24">tourner à droite en avançant.</text:span></text:p>
      <text:p text:style-name="P31">Cette action prend en argument un entier correspondant à l’identifiant du véhicule simulé ce qui permet à l’API de savoir de que véhicule on parle.</text:p>
      <text:p text:style-name="P47"><text:span text:style-name="T26">ForwardToRight</text:span> retourne 0 si tout s’est bien passé, provoque une exception python en cas d’erreur.</text:p>
      <text:p text:style-name="P54"><text:tab/></text:p>
      <text:p text:style-name="P13"><text:span text:style-name="T23"><text:tab/>backwardToLeft(</text:span><text:span text:style-name="T16">int numeroCar</text:span><text:span text:style-name="T23">)</text:span></text:p>
      <text:p text:style-name="P13"/>
      <text:p text:style-name="P24"><text:span text:style-name="T27">BackwardToLeft</text:span> ordonne à un véhicule modèle réduit expérimenté en réel de <text:span text:style-name="T24">tourner à gauche en reculant.</text:span></text:p>
      <text:p text:style-name="P32">Cette action prend en argument un entier correspondant à l’identifiant du véhicule simulé ce qui permet à l’API de savoir de que véhicule on parle.</text:p>
      <text:p text:style-name="P48"><text:span text:style-name="T28">BackwardToLeft</text:span> retourne 0 si tout s’est bien passé, provoque une exception python en cas d’erreur.</text:p>
      <text:p text:style-name="P48"/>
      <text:p text:style-name="P14"><text:span text:style-name="T23"><text:tab/>backwardToRight(</text:span><text:span text:style-name="T16">int numeroCar</text:span><text:span text:style-name="T23">)</text:span></text:p>
      <text:p text:style-name="P14"/>
      <text:p text:style-name="P25"><text:span text:style-name="T29">BackwardToRight</text:span> ordonne à un véhicule modèle réduit expérimenté en réel de <text:span text:style-name="T24">tourner à droite en reculant.</text:span></text:p>
      <text:p text:style-name="P33"><text:soft-page-break/>Cette action prend en argument un entier correspondant à l’identifiant du véhicule simulé ce qui permet à l’API de savoir de que véhicule on parle.</text:p>
      <text:p text:style-name="P49"><text:span text:style-name="T29">BackwardToRight</text:span> retourne 0 si tout s’est bien passé, provoque une exception python en cas d’erreur.</text:p>
      <text:p text:style-name="P49"/>
      <text:p text:style-name="P15"><text:span text:style-name="T23"><text:tab/>resetWheels(</text:span><text:span text:style-name="T16">int numeroCar</text:span><text:span text:style-name="T23">)</text:span></text:p>
      <text:p text:style-name="P15"/>
      <text:p text:style-name="P26"><text:span text:style-name="T30">ResetWheels</text:span> ordonne à un véhicule modèle réduit expérimenté en réel de <text:span text:style-name="T30">remettre ses roues droites.</text:span></text:p>
      <text:p text:style-name="P34">Cette action prend en argument un entier correspondant à l’identifiant du véhicule simulé ce qui permet à l’API de savoir de que véhicule on parle.</text:p>
      <text:p text:style-name="P50"><text:span text:style-name="T31">ResetWheels</text:span> retourne 0 si tout s’est bien passé, provoque une exception python en cas d’erreur.</text:p>
      <text:p text:style-name="P50"/>
      <text:p text:style-name="P16"><text:span text:style-name="T23"><text:tab/>stopBeforeForward(</text:span><text:span text:style-name="T16">int numeroCar</text:span><text:span text:style-name="T23">)</text:span></text:p>
      <text:p text:style-name="P16"/>
      <text:p text:style-name="P27"><text:span text:style-name="T32">StopBeforeForward</text:span> ordonne à un véhicule modèle réduit expérimenté en réel de <text:span text:style-name="T32">s’arrêter en prévision d’un futur ordre d’avancer.</text:span></text:p>
      <text:p text:style-name="P35">Cette action prend en argument un entier correspondant à l’identifiant du véhicule simulé ce qui permet à l’API de savoir de que véhicule on parle.</text:p>
      <text:p text:style-name="P51"><text:span text:style-name="T33">StopBeforeForward</text:span> retourne 0 si tout s’est bien passé, provoque une exception python en cas d’erreur.</text:p>
      <text:p text:style-name="P51"/>
      <text:p text:style-name="P17"><text:span text:style-name="T23"><text:tab/>stopBeforeBackward(</text:span><text:span text:style-name="T16">int numeroCar</text:span><text:span text:style-name="T23">)</text:span></text:p>
      <text:p text:style-name="P17"/>
      <text:p text:style-name="P28"><text:span text:style-name="T34">stopBeforeBackward</text:span> ordonne à un véhicule modèle réduit expérimenté en réel de <text:span text:style-name="T34">s’arrêter en prévision d’un futur ordre de reculer.</text:span></text:p>
      <text:p text:style-name="P36">Cette action prend en argument un entier correspondant à l’identifiant du véhicule simulé ce qui permet à l’API de savoir de que véhicule on parle.</text:p>
      <text:p text:style-name="P52"><text:span text:style-name="T35">StopBeforeBackward</text:span> retourne 0 si tout s’est bien passé, provoque une exception python en cas d’erreur.</text:p>
      <text:p text:style-name="P52"/>
      <text:p text:style-name="P18"><text:span text:style-name="T23"><text:tab/>leftHalfTurn(</text:span><text:span text:style-name="T16">int numeroCar</text:span><text:span text:style-name="T23">)</text:span></text:p>
      <text:p text:style-name="P18"/>
      <text:p text:style-name="P29"><text:span text:style-name="T36">LeftHalfTurn</text:span> ordonne à un véhicule modèle réduit expérimenté en réel d’<text:span text:style-name="T36">effectuer un demi-tour gauche (attention lors de l’exécution, certaines actions sont séparées par attentes pour cette commande).</text:span></text:p>
      <text:p text:style-name="P37">Cette action prend en argument un entier correspondant à l’identifiant du véhicule simulé ce qui permet à l’API de savoir de que véhicule on parle.</text:p>
      <text:p text:style-name="P53"><text:span text:style-name="T38">LeftHalfTurn</text:span> retourne 0 si tout s’est bien passé, provoque une exception python en cas d’erreur.</text:p>
      <text:p text:style-name="P53"/>
      <text:p text:style-name="P55"><text:soft-page-break/><text:span text:style-name="T23"><text:tab/>rightHalfTurn(</text:span><text:span text:style-name="T16">int numeroCar</text:span><text:span text:style-name="T23">)</text:span></text:p>
      <text:p text:style-name="P55"/>
      <text:p text:style-name="P64"><text:span text:style-name="T38">RightHalfTurn</text:span> ordonne à un véhicule modèle réduit expérimenté en réel d’<text:span text:style-name="T36">effectuer un demi-tour droit (attention lors de l’exécution, certaines actions sont séparées par attentes pour cette commande).</text:span></text:p>
      <text:p text:style-name="P68">Cette action prend en argument un entier correspondant à l’identifiant du véhicule simulé ce qui permet à l’API de savoir de que véhicule on parle.</text:p>
      <text:p text:style-name="P60"><text:span text:style-name="T38">RightHalfTurn</text:span> retourne 0 si tout s’est bien passé, provoque une exception python en cas d’erreur.</text:p>
      <text:p text:style-name="P60"/>
      <text:p text:style-name="P56"><text:span text:style-name="T23"><text:tab/>clockwiseCircle(</text:span><text:span text:style-name="T16">int numeroCar</text:span><text:span text:style-name="T23">)</text:span></text:p>
      <text:p text:style-name="P56"/>
      <text:p text:style-name="P65"><text:span text:style-name="T39">ClockwiseCircle</text:span> ordonne à un véhicule modèle réduit expérimenté en réel d’<text:span text:style-name="T36">effectuer un cercle dans le sens des aiguilles d’une montre (attention lors de l’exécution, certaines actions sont séparées par attentes pour cette commande).</text:span></text:p>
      <text:p text:style-name="P69">Cette action prend en argument un entier correspondant à l’identifiant du véhicule simulé ce qui permet à l’API de savoir de que véhicule on parle.</text:p>
      <text:p text:style-name="P61"><text:span text:style-name="T40">ClockwiseCircle</text:span> retourne 0 si tout s’est bien passé, provoque une exception python en cas d’erreur.</text:p>
      <text:p text:style-name="P61"/>
      <text:p text:style-name="P57"><text:span text:style-name="T23"><text:tab/>antiClockwiseCircle(</text:span><text:span text:style-name="T16">int numeroCar</text:span><text:span text:style-name="T23">)</text:span></text:p>
      <text:p text:style-name="P57"/>
      <text:p text:style-name="P66"><text:span text:style-name="T41">AntiClockwiseCircle</text:span> ordonne à un véhicule modèle réduit expérimenté en réel d’<text:span text:style-name="T36">effectuer un cercle dans le sens inverse des aiguilles d’une montre (attention lors de l’exécution, certaines actions sont séparées par attentes pour cette commande).</text:span></text:p>
      <text:p text:style-name="P70">Cette action prend en argument un entier correspondant à l’identifiant du véhicule simulé ce qui permet à l’API de savoir de que véhicule on parle.</text:p>
      <text:p text:style-name="P62"><text:span text:style-name="T42">AntiClockwiseCircle</text:span> retourne 0 si tout s’est bien passé, provoque une exception python en cas d’erreur.</text:p>
      <text:p text:style-name="P62"/>
      <text:p text:style-name="P58"><text:span text:style-name="T23"><text:tab/>slalomMove(</text:span><text:span text:style-name="T16">int numeroCar</text:span><text:span text:style-name="T23">)</text:span></text:p>
      <text:p text:style-name="P58"/>
      <text:p text:style-name="P67"><text:span text:style-name="T43">SlalomMove</text:span> ordonne à un véhicule modèle réduit expérimenté en réel d’<text:span text:style-name="T36">effectuer un slalom à partir de sa position (attention lors de l’exécution, certaines actions sont séparées par attentes pour cette commande).</text:span></text:p>
      <text:p text:style-name="P71">Cette action prend en argument un entier correspondant à l’identifiant du véhicule simulé ce qui permet à l’API de savoir de que véhicule on parle.</text:p>
      <text:p text:style-name="P63"><text:span text:style-name="T43">SlalomMove</text:span> retourne 0 si tout s’est bien passé, provoque une exception python en cas d’erreur.</text:p>
      <text:p text:style-name="P63"/>
      <text:p text:style-name="P62"/>
      <text:p text:style-name="P61"/>
      <text:p text:style-name="P52"><text:soft-page-break/></text:p>
      <text:p text:style-name="P51"/>
      <text:p text:style-name="P50"/>
      <text:p text:style-name="P49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4-28T09:36:59.891000000</dc:date>
    <meta:editing-duration>PT54M49S</meta:editing-duration>
    <meta:editing-cycles>53</meta:editing-cycles>
    <meta:document-statistic meta:table-count="0" meta:image-count="0" meta:object-count="0" meta:page-count="5" meta:paragraph-count="70" meta:word-count="1100" meta:character-count="7305" meta:non-whitespace-character-count="6250"/>
  </office:meta>
</office:document-meta>
</file>